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 Что вы должны сделать в консоли Django?</text:p>
      <text:p text:style-name="Standard"/>
      <text:p text:style-name="Standard"># Создать двух пользователей (с помощью метода User.objects.create_user('username')).</text:p>
      <text:p text:style-name="Standard"># Создать два объекта модели Author, связанные с пользователями.</text:p>
      <text:p text:style-name="Standard"># Добавить 4 категории в модель Category.</text:p>
      <text:p text:style-name="Standard"># Добавить 2 статьи и 1 новость.</text:p>
      <text:p text:style-name="Standard"># Присвоить им категории (как минимум в одной статье/новости должно быть не меньше 2 категорий).</text:p>
      <text:p text:style-name="Standard"># Создать как минимум 4 комментария к разным объектам модели Post (в каждом объекте должен быть как минимум один комментарий).</text:p>
      <text:p text:style-name="Standard"># Применяя функции like() и dislike() к статьям/новостям и комментариям, скорректировать рейтинги этих объектов.</text:p>
      <text:p text:style-name="Standard"># Обновить рейтинги пользователей.</text:p>
      <text:p text:style-name="Standard"># Вывести username и рейтинг лучшего пользователя (применяя сортировку и возвращая поля первого объекта).</text:p>
      <text:p text:style-name="Standard"># Вывести дату добавления, username автора, рейтинг, заголовок и превью лучшей статьи, основываясь на лайках/дислайках к этой статье.</text:p>
      <text:p text:style-name="Standard"># Вывести все комментарии (дата, пользователь, рейтинг, текст) к этой статье.</text:p>
      <text:p text:style-name="Standard"/>
      <text:p text:style-name="Standard">python manage.py shell</text:p>
      <text:p text:style-name="Standard"/>
      <text:p text:style-name="Standard">from django.db import models</text:p>
      <text:p text:style-name="Standard">from django.contrib.auth.models import User</text:p>
      <text:p text:style-name="Standard">from params import *</text:p>
      <text:p text:style-name="Standard">from django.db.models import Sum</text:p>
      <text:p text:style-name="Standard">from news.models import *</text:p>
      <text:p text:style-name="Standard">from django.db.models.functions import Coalesce</text:p>
      <text:p text:style-name="Standard"/>
      <text:p text:style-name="Standard"># Создать двух пользователей</text:p>
      <text:p text:style-name="Standard"/>
      <text:p text:style-name="Standard">u1 = User.objects.create(username='User1')</text:p>
      <text:p text:style-name="Standard">u2 = User.objects.create(username='User2')</text:p>
      <text:p text:style-name="Standard"/>
      <text:p text:style-name="Standard"># Создать два объекта модели Author, связанные с пользователями.</text:p>
      <text:p text:style-name="Standard">Author.objects.create(Author_User=u1)</text:p>
      <text:p text:style-name="Standard">Author.objects.create(Author_User=u2)</text:p>
      <text:p text:style-name="Standard"/>
      <text:p text:style-name="Standard">Добавить 4 категории в модель Category.</text:p>
      <text:p text:style-name="Standard">Category.objects.create(name='Экономика')</text:p>
      <text:p text:style-name="Standard">Category.objects.create(name='Культура')</text:p>
      <text:p text:style-name="Standard">Category.objects.create(name='Погода')</text:p>
      <text:p text:style-name="Standard">Category.objects.create(name='Спорт')</text:p>
      <text:p text:style-name="Standard"/>
      <text:p text:style-name="Standard"># Добавить 2 статьи и 1 новость.</text:p>
      <text:p text:style-name="Standard">a1 = Author.objects.get(id=1)</text:p>
      <text:p text:style-name="Standard">a2 = Author.objects.get(id=2)</text:p>
      <text:p text:style-name="Standard"/>
      <text:p text:style-name="Standard">Post.objects.create(author=a1,categoryType='AR',title='Статья1', text='текст статьи1 от автора 1')</text:p>
      <text:p text:style-name="Standard">Post.objects.create(author=a2,categoryType='AR',title='Статья2', text='текст статьи2 от автора 2')</text:p>
      <text:p text:style-name="Standard">Post.objects.create(author=a1,categoryType='NW',title='Новость1', text='новость1 от автора 1')</text:p>
      <text:p text:style-name="Standard"/>
      <text:p text:style-name="Standard"># просмотр превью статьи при необходимости</text:p>
      <text:p text:style-name="Standard"><text:soft-page-break/>Post.objects.get(id=2).preview() </text:p>
      <text:p text:style-name="Standard"/>
      <text:p text:style-name="Standard"># Присвоить им категории (как минимум в одной статье/новости должно быть не меньше 2 категорий).</text:p>
      <text:p text:style-name="Standard">Post.objects.get(id=1).postCategory.add(Category.objects.get(id=1)) </text:p>
      <text:p text:style-name="Standard">Post.objects.get(id=1).postCategory.add(Category.objects.get(id=3))</text:p>
      <text:p text:style-name="Standard">Post.objects.get(id=2).postCategory.add(Category.objects.get(id=4))</text:p>
      <text:p text:style-name="Standard"/>
      <text:p text:style-name="Standard"># Создать как минимум 4 комментария к разным объектам модели Post (в каждом объекте должен быть как минимум один комментарий).</text:p>
      <text:p text:style-name="Standard">Comment.objects.create(commentPost=Post.objects.get(id=1), userPost=Author.objects.get(id=1).authorUser, text='комментарий1 от автора1')</text:p>
      <text:p text:style-name="Standard">Comment.objects.create(commentPost=Post.objects.get(id=1), userPost=Author.objects.get(id=2).authorUser, text='комментарий2 от автора2')</text:p>
      <text:p text:style-name="Standard">Comment.objects.create(commentPost=Post.objects.get(id=2), userPost=Author.objects.get(id=1).authorUser, text='комментарий3 от автора1')</text:p>
      <text:p text:style-name="Standard">Comment.objects.create(commentPost=Post.objects.get(id=2), userPost=Author.objects.get(id=2).authorUser, text='комментарий4 от автора2')</text:p>
      <text:p text:style-name="Standard"/>
      <text:p text:style-name="Standard"># Применяя функции like() и dislike() к статьям/новостям и комментариям, скорректировать рейтинги этих объектов.</text:p>
      <text:p text:style-name="Standard">Post.objects.get(id=1).like()</text:p>
      <text:p text:style-name="Standard">Post.objects.get(id=1).dislike()</text:p>
      <text:p text:style-name="Standard">Post.objects.get(id=2).like()</text:p>
      <text:p text:style-name="Standard">Post.objects.get(id=2).dislike()</text:p>
      <text:p text:style-name="Standard">Comment.objects.get(id=1).like()</text:p>
      <text:p text:style-name="Standard">Comment.objects.get(id=1).dislike()</text:p>
      <text:p text:style-name="Standard">Comment.objects.get(id=2).like()</text:p>
      <text:p text:style-name="Standard">Comment.objects.get(id=2).dislike()</text:p>
      <text:p text:style-name="Standard">Comment.objects.get(id=3).like()</text:p>
      <text:p text:style-name="Standard">Comment.objects.get(id=3).dislike()</text:p>
      <text:p text:style-name="Standard"/>
      <text:p text:style-name="Standard"># Обновить рейтинги пользователей.</text:p>
      <text:p text:style-name="Standard">a1 = Author.objects.get(id=1)</text:p>
      <text:p text:style-name="Standard">a1.update_rating()</text:p>
      <text:p text:style-name="Standard">a2 = Author.objects.get(id=2)</text:p>
      <text:p text:style-name="Standard">a2.update_rating()</text:p>
      <text:p text:style-name="Standard"/>
      <text:p text:style-name="Standard"># Вывести username и рейтинг лучшего пользователя (применяя сортировку и возвращая поля первого объекта).</text:p>
      <text:p text:style-name="Standard">a1.ratingAuthor</text:p>
      <text:p text:style-name="Standard">a1.post_set.all().values('rating')</text:p>
      <text:p text:style-name="Standard">a1.authorUser.comment_set.all().values('rating')</text:p>
      <text:p text:style-name="Standard"/>
      <text:p text:style-name="Standard"/>
      <text:p text:style-name="Standard">a2 = Author.objects.all().order_by('-ratingAuthor')[:1] </text:p>
      <text:p text:style-name="Standard">a2</text:p>
      <text:p text:style-name="Standard">for b in a2:</text:p>
      <text:p text:style-name="Standard"><text:tab/>b.authorUser.username</text:p>
      <text:p text:style-name="Standard"><text:tab/>b.ratingAuthor</text:p>
      <text:p text:style-name="Standard"/>
      <text:p text:style-name="Standard"># Вывести дату добавления, username автора, рейтинг, заголовок и превью лучшей статьи, <text:soft-page-break/>основываясь на лайках/дислайках к этой статье.</text:p>
      <text:p text:style-name="Standard">a3 = Post.objects.all().order_by('-rating')[:1]</text:p>
      <text:p text:style-name="Standard">for j in a3:</text:p>
      <text:p text:style-name="Standard"><text:tab/>f"Data : {j.dataCreations.day}"</text:p>
      <text:p text:style-name="Standard"><text:tab/>f"Rating: {j.rating}"</text:p>
      <text:p text:style-name="Standard"><text:tab/>j.author.authorUser</text:p>
      <text:p text:style-name="Standard"><text:tab/>j.title</text:p>
      <text:p text:style-name="Standard"><text:tab/>j.preview()</text:p>
      <text:p text:style-name="Standard"/>
      <text:p text:style-name="Standard"/>
      <text:p text:style-name="Standard"># Вывести все комментарии (дата, пользователь, рейтинг, текст) к этой статье.</text:p>
      <text:p text:style-name="Standard">a4 = Comment.objects.all().filter(commentPost=a3)</text:p>
      <text:p text:style-name="Standard"/>
      <text:p text:style-name="Standard">for d in a4:</text:p>
      <text:p text:style-name="Standard"><text:tab/>F"Data : {d.dataCreation.day}/{d.dataCreation.month}/{d.dataCreation.year}"</text:p>
      <text:p text:style-name="Standard"><text:tab/>d.userPost</text:p>
      <text:p text:style-name="Standard"><text:tab/>F"Rating : {d.rating}"</text:p>
      <text:p text:style-name="Standard"><text:tab/>d.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9S</meta:editing-duration>
    <meta:editing-cycles>3</meta:editing-cycles>
    <meta:generator>OpenOffice/4.1.11$Win32 OpenOffice.org_project/4111m1$Build-9808</meta:generator>
    <dc:date>2023-09-07T16:44:38.90</dc:date>
    <meta:document-statistic meta:table-count="0" meta:image-count="0" meta:object-count="0" meta:page-count="3" meta:paragraph-count="87" meta:word-count="410" meta:character-count="4444"/>
    <dc:creator>Екатерина Полехина</dc:creator>
    <meta:user-defined meta:name="Info 1"/>
    <meta:user-defined meta:name="Info 2"/>
    <meta:user-defined meta:name="Info 3"/>
    <meta:user-defined meta:name="Info 4"/>
  </office:meta>
</office:document-meta>
</file>